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officeooo:rsid="00077e9c" officeooo:paragraph-rsid="00077e9c"/>
    </style:style>
    <style:style style:name="P2" style:family="paragraph" style:parent-style-name="Standard">
      <style:paragraph-properties fo:line-height="200%" fo:text-align="end" style:justify-single-word="false"/>
      <style:text-properties officeooo:rsid="00077e9c" officeooo:paragraph-rsid="00077e9c"/>
    </style:style>
    <style:style style:name="P3" style:family="paragraph" style:parent-style-name="Standard">
      <style:paragraph-properties fo:line-height="200%" fo:text-align="start" style:justify-single-word="false"/>
      <style:text-properties officeooo:rsid="00077e9c" officeooo:paragraph-rsid="000860c1"/>
    </style:style>
    <style:style style:name="T1" style:family="text">
      <style:text-properties officeooo:rsid="000860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 4 reflection</text:p>
      <text:p text:style-name="P2">Christopher Velazquez</text:p>
      <text:p text:style-name="P2">4/9/19</text:p>
      <text:p text:style-name="P3"><text:tab/>So this assignment was the first assignment I’d actually describe as difficult. There was quite a lot of time spent on this homework. I’m not sure I’ll get more than a 70 or even that many points. As Will and I worked on this assignment we ran into quite a few problems that was most<text:span text:style-name="T1">ly</text:span> of our own making. The one that I solved after working on it for about an hour was that we had recursively called a function to open to a file and then recursively close the file. I had forgotten that every time we .open() a file we effectively eliminate what was inside the file before, we thought the issue lied with the fact we were recursively .close() a file and that was the reason why we were not <text:span text:style-name="T1">getting anything but a small bit of the information that option 2 was supposed to do. After some long googling I realized this, and I made a helper function write_tree_2_file() that used the recursive function in order to start opening and closing the file only once, as the good lord intended. </text:span></text:p>
      <text:p text:style-name="P3"/>
      <text:p text:style-name="P3"><text:span text:style-name="T1"><text:tab/>The most difficult part of the assignment to understand seeing as how I’ve never written about this subject before, was the tier 2 option 4 section. When I first read it, I misunderstood it to mean that we should write a global variable of the tree and simply use that instead of constantly making a new one. After asking will to read it with me at the same time we realized neither of us knew what was being asked of us, I had to call some of the other guys in CS 211 to figure out what it meant and finally after talking to sylvan for about 5 mins we came to the conclusion that we were being asked to reverse our output from option 2 and then turn it into a full tree again. After some debating with sylvan and the fact that we all had a 328 exam the next day, we all decided to call it a night and skip option 4. which is unfortunate because Will and I had worked pretty hard on option 2 and I don't think we’re going to get partial points for not completing tier 2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1:05:58.797000000</meta:creation-date>
    <dc:date>2019-04-09T01:30:41.685000000</dc:date>
    <meta:editing-duration>PT4M22S</meta:editing-duration>
    <meta:editing-cycles>1</meta:editing-cycles>
    <meta:generator>LibreOffice/5.2.4.2$Windows_x86 LibreOffice_project/3d5603e1122f0f102b62521720ab13a38a4e0eb0</meta:generator>
    <meta:document-statistic meta:table-count="0" meta:image-count="0" meta:object-count="0" meta:page-count="1" meta:paragraph-count="5" meta:word-count="384" meta:character-count="2000" meta:non-whitespace-character-count="1617"/>
  </office:meta>
</office:document-meta>
</file>